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Standard">
      <style:paragraph-properties fo:margin-left="0cm" fo:margin-right="0cm" fo:orphans="2" fo:widows="2" fo:text-indent="0cm" style:auto-text-indent="false"/>
      <style:text-properties fo:color="#000000" loext:opacity="100%" officeooo:paragraph-rsid="000105a9"/>
    </style:style>
    <style:style style:name="P2" style:family="paragraph" style:parent-style-name="Standard">
      <style:paragraph-properties fo:margin-left="0cm" fo:margin-right="0cm" fo:orphans="2" fo:widows="2" fo:text-indent="0cm" style:auto-text-indent="false"/>
      <style:text-properties fo:color="#000000" loext:opacity="100%" officeooo:paragraph-rsid="00026afd"/>
    </style:style>
    <style:style style:name="P3" style:family="paragraph" style:parent-style-name="Preformatted_20_Text">
      <style:paragraph-properties fo:margin-top="0cm" fo:margin-bottom="0cm" style:contextual-spacing="false" fo:orphans="2" fo:widows="2"/>
      <style:text-properties fo:font-variant="normal" fo:text-transform="none" fo:color="#24292f" loext:opacity="100%" style:font-name="ui-monospace" fo:font-size="8.39999961853027pt" fo:letter-spacing="normal" fo:font-style="normal" fo:font-weight="normal"/>
    </style:style>
    <style:style style:name="P4" style:family="paragraph" style:parent-style-name="Preformatted_20_Text">
      <style:paragraph-properties fo:margin-left="0cm" fo:margin-right="0cm" fo:orphans="2" fo:widows="2" fo:text-indent="0cm" style:auto-text-indent="false"/>
      <style:text-properties fo:color="#000000" loext:opacity="100%" officeooo:rsid="00026afd" officeooo:paragraph-rsid="000105a9"/>
    </style:style>
    <style:style style:name="P5" style:family="paragraph" style:parent-style-name="Standard">
      <style:paragraph-properties fo:margin-left="0cm" fo:margin-right="0cm" fo:orphans="2" fo:widows="2" fo:text-indent="0cm" style:auto-text-indent="false"/>
      <style:text-properties fo:font-variant="normal" fo:text-transform="none" fo:color="#000000" loext:opacity="100%" style:font-name="Consolas" fo:font-size="8.39999961853027pt" fo:letter-spacing="normal" fo:font-style="normal" fo:font-weight="normal" officeooo:paragraph-rsid="000105a9"/>
    </style:style>
    <style:style style:name="P6" style:family="paragraph" style:parent-style-name="Standard">
      <style:paragraph-properties fo:margin-left="0cm" fo:margin-right="0cm" fo:orphans="2" fo:widows="2" fo:text-indent="0cm" style:auto-text-indent="false"/>
      <style:text-properties fo:font-variant="normal" fo:text-transform="none" fo:color="#000000" loext:opacity="100%" style:font-name="Consolas" fo:font-size="8.39999961853027pt" fo:letter-spacing="normal" fo:font-style="normal" fo:font-weight="normal" officeooo:paragraph-rsid="0003bd47"/>
    </style:style>
    <style:style style:name="P7" style:family="paragraph" style:parent-style-name="Standard">
      <style:paragraph-properties fo:margin-left="0cm" fo:margin-right="0cm" fo:orphans="2" fo:widows="2" fo:text-indent="0cm" style:auto-text-indent="false"/>
      <style:text-properties fo:font-variant="normal" fo:text-transform="none" fo:color="#000000" loext:opacity="100%" style:font-name="Consolas" fo:font-size="8.39999961853027pt" fo:letter-spacing="normal" fo:font-style="normal" fo:font-weight="normal" officeooo:paragraph-rsid="00026afd"/>
    </style:style>
    <style:style style:name="P8" style:family="paragraph" style:parent-style-name="Standard">
      <style:paragraph-properties fo:margin-left="0cm" fo:margin-right="0cm" fo:orphans="2" fo:widows="2" fo:text-indent="0cm" style:auto-text-indent="false"/>
      <style:text-properties fo:color="#000000" loext:opacity="100%" officeooo:rsid="00026afd" officeooo:paragraph-rsid="000105a9"/>
    </style:style>
    <style:style style:name="T1" style:family="text">
      <style:text-properties fo:font-variant="normal" fo:text-transform="none" style:font-name="Consolas" fo:font-size="8.39999961853027pt" fo:letter-spacing="normal" fo:font-style="normal" fo:font-weight="normal"/>
    </style:style>
    <style:style style:name="T2" style:family="text">
      <style:text-properties fo:font-variant="normal" fo:text-transform="none" style:font-name="Consolas" fo:font-size="8.39999961853027pt" fo:letter-spacing="normal" fo:font-style="normal" fo:font-weight="normal" officeooo:rsid="000105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ntexte : </text:p>
      <text:p text:style-name="P5"/>
      <text:p text:style-name="P5">Suite à la résonance de votre Coding challenge récent, un collectif d'offices du tourisme de l'audomarois souhaite faire appel à vous pour organiser un concours de chant afin de mettre en lumière les talents de la région.</text:p>
      <text:p text:style-name="P5"/>
      <text:p text:style-name="P1"><text:span text:style-name="T1">Il aimerait avoir un site support pour l’inscription à ce concours, </text:span><text:span text:style-name="T2">a</text:span><text:span text:style-name="T1">fin de permettre aux organisateurs, techniciens, secrétariat de finaliser les détails. </text:span></text:p>
      <text:p text:style-name="P5"/>
      <text:p text:style-name="P5">L’inscription s’effectuera obligatoirement en ligne. Une inscription ne sera finalisée qu’à la réception du paiement par chèques via envoi postal auprès du prestataire. </text:p>
      <text:p text:style-name="P5"/>
      <text:p text:style-name="P5">Une confirmation de paiement apparaîtra ensuite sur le site à la réception du chèque. </text:p>
      <text:p text:style-name="P5"/>
      <text:p text:style-name="P5">Exigences: </text:p>
      <text:p text:style-name="P5"/>
      <text:p text:style-name="P5">- Le candidat s'enregistre préalablement pour pouvoir s'inscrire au concours.</text:p>
      <text:p text:style-name="P5"/>
      <text:p text:style-name="P5">- Une personne peut créer un compte et un seul. Le candidat choisi sa chanson dans une liste (API voir serveur Fabrice).</text:p>
      <text:p text:style-name="P5">- Après l'affichage d’un message d'attente de validation de la chanson, il obtient une confirmation ou un rejet avec une invitation à choisir un autre titre. c’est le premier niveau de validation.</text:p>
      <text:p text:style-name="P5"/>
      <text:p text:style-name="P5">- Il est ensuite invité à uploader la bande son, de la même manière =&gt; attente de confirmation =&gt; validation ou non =&gt; message de confirmation et d'attente de paiement. C'est le second niveau de validation.</text:p>
      <text:p text:style-name="P5"/>
      <text:p text:style-name="P6">- Enfin, le dernier niveau de validation est l'acceptation du paiement et la confirmation finale du secrétariat. =&gt; Message d'inscription bien prise en compte +</text:p>
      <text:p text:style-name="P6">Edition d'une facture + </text:p>
      <text:p text:style-name="P6">infos pour le jour J.</text:p>
      <text:p text:style-name="P5"/>
      <text:p text:style-name="P5">- Vous l'aurez compris, il vous faudra ici créer l'interface client pour se faire un compte,</text:p>
      <text:p text:style-name="P5"/>
      <text:p text:style-name="P5">- mais également une interface Admin qui permettra à une secrétaire par exemple, de valider ou non les choix de chanson et les sons uploadés ainsi que le paiement.</text:p>
      <text:p text:style-name="P5"/>
      <text:p text:style-name="P7">Il vous faudra également effectuer un appel API (sur une adresse que nous vous transmettrons) afin de récupérer les titres de chansons, les comparer à la BDD et donc permettre d'éviter les doublons.</text:p>
      <text:p text:style-name="P7"/>
      <text:p text:style-name="P7">Jusqu'ici rien de trop compliqué (pour l'API un apport théorique vous sera apporté rapidement)</text:p>
      <text:p text:style-name="P7">Cependant ! </text:p>
      <text:p text:style-name="P7"/>
      <text:p text:style-name="P7">😈 1- La base de données pour ce projet étant plus complexe, vous aurez l'obligation de créer un diagramme de classe (type UML) afin de la modéliser avant même de la créer. (Il faudra réfléchir à tout le fonctionnement avant de se lancer dans la conception, mais au final cela vous fera gagner du temps)</text:p>
      <text:p text:style-name="P7"/>
      <text:p text:style-name="P7">2- Votre projet devra être développé en POO (programmation orientée objet).</text:p>
      <text:p text:style-name="P7">Une acculturation à ce paradigme de programmation devra être effectuée en amont. </text:p>
      <text:p text:style-name="P7"/>
      <text:p text:style-name="P2"><text:span text:style-name="T1">3- Pour la mise en page et le visuel, vous devez utiliser un Framework CSS (via CDN c'est ok) au choix : Bootstrap / Tailwind / Materialize / Foundation ... Modalités : - Deadline : 3 janvier 2023</text:span>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09:25:36.471000000</meta:creation-date>
    <dc:date>2022-11-28T15:48:28.920000000</dc:date>
    <meta:editing-duration>PT1H31M52S</meta:editing-duration>
    <meta:editing-cycles>2</meta:editing-cycles>
    <meta:generator>LibreOffice/7.3.5.2$Windows_X86_64 LibreOffice_project/184fe81b8c8c30d8b5082578aee2fed2ea847c01</meta:generator>
    <meta:document-statistic meta:table-count="0" meta:image-count="0" meta:object-count="0" meta:page-count="1" meta:paragraph-count="22" meta:word-count="443" meta:character-count="2672" meta:non-whitespace-character-count="2242"/>
  </office:meta>
</office:document-meta>
</file>